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AKAMBA</text:span><text:span text:style-name="T6"><text:tab/></text:span><text:span text:style-name="T5">Prénom : </text:span><text:span text:style-name="T3">HERMIN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17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Test urinaire</text:p>
      <text:list text:style-name="L1">
        <text:list-item>
          <text:p text:style-name="P16">Examen direct Diplocoque : <text:tab/></text:p>
        </text:list-item>
      </text:list>
      <text:p text:style-name="Heading_20_2">Test rapide</text:p>
      <text:list text:style-name="L1">
        <text:list-item>
          <text:p text:style-name="P16">Test rapide syphilis : <text:tab/></text:p>
        </text:list-item>
      </text:list>
      <text:list text:style-name="L1">
        <text:list-item>
          <text:p text:style-name="P16">Test chlamydia : <text:tab/></text:p>
        </text:list-item>
      </text:list>
      <text:list text:style-name="L1">
        <text:list-item>
          <text:p text:style-name="P16">Dépistage VIH test 1 : <text:tab/></text:p>
        </text:list-item>
      </text:list>
      <text:p text:style-name="P18">Prescription d’examen imagerie</text:p>
      <text:p text:style-name="P2"><text:span text:style-name="T5">Nom du patient : </text:span><text:span text:style-name="T3">AKAMBA</text:span><text:span text:style-name="T6"><text:tab/></text:span><text:span text:style-name="T5">Prénom : </text:span><text:span text:style-name="T3">HERMIN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17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Echographie</text:p>
      <text:list text:style-name="L1">
        <text:list-item>
          <text:p text:style-name="P16">Pelvienn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